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fo:margin-top="0in" fo:margin-bottom="0.1965in" loext:contextual-spacing="false" style:line-height-at-least="0.198in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text-properties officeooo:rsid="00266041" officeooo:paragraph-rsid="00266041"/>
    </style:style>
    <style:style style:name="P9" style:family="paragraph" style:parent-style-name="Standard">
      <style:text-properties officeooo:rsid="0026b73b" officeooo:paragraph-rsid="0026b73b"/>
    </style:style>
    <style:style style:name="P10" style:family="paragraph" style:parent-style-name="Text_20_body">
      <style:paragraph-properties fo:margin-top="0in" fo:margin-bottom="0in" loext:contextual-spacing="false"/>
    </style:style>
    <style:style style:name="P11" style:family="paragraph" style:parent-style-name="Standard">
      <style:text-properties officeooo:rsid="0026b73b" officeooo:paragraph-rsid="0026b73b"/>
    </style:style>
    <style:style style:name="P12" style:family="paragraph" style:parent-style-name="Standard">
      <style:text-properties officeooo:rsid="00272190" officeooo:paragraph-rsid="00272190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fo:color="#d7ba7d"/>
    </style:style>
    <style:style style:name="T7" style:family="text">
      <style:text-properties fo:color="#b5cea8"/>
    </style:style>
    <style:style style:name="T8" style:family="text">
      <style:text-properties fo:color="#4ec9b0"/>
    </style:style>
    <style:style style:name="T9" style:family="text">
      <style:text-properties officeooo:rsid="00273a00"/>
    </style:style>
    <style:style style:name="T10" style:family="text">
      <style:text-properties officeooo:rsid="002a62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npm install -g @vue/cli</text:span></text:p>
      <text:p text:style-name="P1"><text:span text:style-name="Source_20_Text">npm run serve</text:span></text:p>
      <text:p text:style-name="P4"><text:span text:style-name="T1">&lt;</text:span><text:span text:style-name="T2">template</text:span><text:span text:style-name="T1">&gt;</text:span></text:p>
      <text:p text:style-name="P4"><text:span text:style-name="T1">&lt;</text:span><text:span text:style-name="T2">div</text:span> <text:span text:style-name="T3">id</text:span>=<text:span text:style-name="T4">"app"</text:span> <text:span text:style-name="T3">class</text:span>=<text:span text:style-name="T4">"container"</text:span><text:span text:style-name="T1">&gt;</text:span></text:p>
      <text:p text:style-name="P4"><text:span text:style-name="T1">&lt;</text:span><text:span text:style-name="T2">img</text:span> <text:span text:style-name="T3">src</text:span>=<text:span text:style-name="T4">"./assets/logo.png"</text:span> <text:span text:style-name="T3">class</text:span>=<text:span text:style-name="T4">"logo"</text:span><text:span text:style-name="T1">&gt;</text:span></text:p>
      <text:p text:style-name="P4"><text:span text:style-name="T1">&lt;</text:span><text:span text:style-name="T2">todo-list</text:span><text:span text:style-name="T1">&gt;&lt;/</text:span><text:span text:style-name="T2">todo-list</text:span><text:span text:style-name="T1">&gt;</text:span></text:p>
      <text:p text:style-name="P4"><text:span text:style-name="T1">&lt;</text:span><text:span text:style-name="T2">practice</text:span><text:span text:style-name="T1">&gt;&lt;/</text:span><text:span text:style-name="T2">practice</text:span><text:span text:style-name="T1">&gt;</text:span></text:p>
      <text:p text:style-name="P4"><text:span text:style-name="T1">&lt;</text:span><text:span text:style-name="T2">hello-world</text:span> <text:span text:style-name="T3">msg</text:span>=<text:span text:style-name="T4">"developer"</text:span>/<text:span text:style-name="T1">&gt;</text:span></text:p>
      <text:p text:style-name="P4"><text:span text:style-name="T1">&lt;/</text:span><text:span text:style-name="T2">div</text:span><text:span text:style-name="T1">&gt;</text:span> </text:p>
      <text:p text:style-name="P4"><text:span text:style-name="T1">&lt;/</text:span><text:span text:style-name="T2">template</text:span><text:span text:style-name="T1">&gt;</text:span></text:p>
      <text:p text:style-name="P7"/>
      <text:p text:style-name="P4"><text:span text:style-name="T1">&lt;</text:span><text:span text:style-name="T2">script</text:span><text:span text:style-name="T1">&gt;</text:span></text:p>
      <text:p text:style-name="P4"><text:span text:style-name="T5">import</text:span> <text:span text:style-name="T3">HelloWorld</text:span> <text:span text:style-name="T5">from</text:span> <text:span text:style-name="T4">'./components/HelloWorld.vue'</text:span></text:p>
      <text:p text:style-name="P4"><text:span text:style-name="T5">import</text:span> <text:span text:style-name="T3">TodoList</text:span> <text:span text:style-name="T5">from</text:span> <text:span text:style-name="T4">'./components/TodoList.vue'</text:span></text:p>
      <text:p text:style-name="P4"><text:span text:style-name="T5">import</text:span> <text:span text:style-name="T3">practice</text:span> <text:span text:style-name="T5">from</text:span> <text:span text:style-name="T4">'./components/practice.vue'</text:span></text:p>
      <text:p text:style-name="P2"><text:line-break/></text:p>
      <text:p text:style-name="P4"><text:span text:style-name="T5">export</text:span> <text:span text:style-name="T5">default</text:span> {</text:p>
      <text:p text:style-name="P4"><text:span text:style-name="T3">name:</text:span> <text:span text:style-name="T4">'App'</text:span>,</text:p>
      <text:p text:style-name="P4"><text:span text:style-name="T3">components:</text:span> {</text:p>
      <text:p text:style-name="P4"><text:span text:style-name="T3">HelloWorld</text:span>,</text:p>
      <text:p text:style-name="P4"><text:span text:style-name="T3">TodoList</text:span>,</text:p>
      <text:p text:style-name="P5">practice</text:p>
      <text:p text:style-name="P4">}</text:p>
      <text:p text:style-name="P4">}</text:p>
      <text:p text:style-name="P4"><text:span text:style-name="T1">&lt;/</text:span><text:span text:style-name="T2">script</text:span><text:span text:style-name="T1">&gt;</text:span></text:p>
      <text:p text:style-name="P7"/>
      <text:p text:style-name="P4"><text:span text:style-name="T1">&lt;</text:span><text:span text:style-name="T2">style</text:span><text:span text:style-name="T1">&gt;</text:span></text:p>
      <text:p text:style-name="P4"><text:span text:style-name="T2">*</text:span>{</text:p>
      <text:p text:style-name="P4"><text:span text:style-name="T3">box-sizing</text:span>: <text:span text:style-name="T4">border-box</text:span>;</text:p>
      <text:p text:style-name="P4">}</text:p>
      <text:p text:style-name="P4"><text:span text:style-name="T6">.container</text:span>{</text:p>
      <text:p text:style-name="P4"><text:span text:style-name="T3">max-width</text:span>: <text:span text:style-name="T7">600px</text:span>;</text:p>
      <text:p text:style-name="P4"><text:span text:style-name="T3">margin</text:span>:<text:span text:style-name="T7">0</text:span> <text:span text:style-name="T4">auto</text:span>;</text:p>
      <text:p text:style-name="P4">}</text:p>
      <text:p text:style-name="P4"><text:span text:style-name="T6">#app</text:span> {</text:p>
      <text:p text:style-name="P4"><text:span text:style-name="T3">font-family</text:span>: Avenir, <text:span text:style-name="T4">Helvetica</text:span>, <text:span text:style-name="T4">Arial</text:span>, <text:span text:style-name="T4">sans-serif</text:span>;</text:p>
      <text:p text:style-name="P4"><text:span text:style-name="T3">-webkit-font-smoothing</text:span>: <text:span text:style-name="T4">antialiased</text:span>;</text:p>
      <text:p text:style-name="P4"><text:span text:style-name="T3">-moz-osx-font-smoothing</text:span>: <text:span text:style-name="T4">grayscale</text:span>;</text:p>
      <text:p text:style-name="P6">/*text-align: center;*/</text:p>
      <text:p text:style-name="P4"><text:span text:style-name="T3">color</text:span>: <text:span text:style-name="T4">#2c3e50</text:span>;</text:p>
      <text:p text:style-name="P4"><text:span text:style-name="T3">margin-top</text:span>: <text:span text:style-name="T7">60px</text:span>;</text:p>
      <text:p text:style-name="P4">}</text:p>
      <text:p text:style-name="P7"/>
      <text:p text:style-name="P4"><text:span text:style-name="T6">.logo</text:span>{</text:p>
      <text:p text:style-name="P4"><text:span text:style-name="T3">display</text:span>: <text:span text:style-name="T4">block</text:span>;</text:p>
      <text:p text:style-name="P4"><text:span text:style-name="T3">margin</text:span>:<text:span text:style-name="T7">20px</text:span> <text:span text:style-name="T4">auto</text:span>;</text:p>
      <text:p text:style-name="P4"><text:span text:style-name="T3">height</text:span>:<text:span text:style-name="T7">75px</text:span>;</text:p>
      <text:p text:style-name="P4"><text:soft-page-break/>}</text:p>
      <text:p text:style-name="P4"><text:span text:style-name="T1">&lt;/</text:span><text:span text:style-name="T2">style</text:span><text:span text:style-name="T1">&gt;</text:span></text:p>
      <text:p text:style-name="P4"/>
      <text:p text:style-name="P4"><text:span text:style-name="T1">&lt;</text:span><text:span text:style-name="T2">template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h2</text:span><text:span text:style-name="T1">&gt;</text:span>Setting the Viewport<text:span text:style-name="T1">&lt;/</text:span><text:span text:style-name="T2">h2</text:span><text:span text:style-name="T1">&gt;</text:span></text:p>
      <text:p text:style-name="P4"><text:span text:style-name="T1">&lt;</text:span><text:span text:style-name="T2">p</text:span><text:span text:style-name="T1">&gt;</text:span>This example does not really do anything, other than showing you how to add the viewport meta element.<text:span text:style-name="T1">&lt;/</text:span><text:span text:style-name="T2">p</text:span><text:span text:style-name="T1">&gt;</text:span></text:p>
      <text:p text:style-name="P3"/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template</text:span><text:span text:style-name="T1">&gt;</text:span></text:p>
      <text:p text:style-name="P7"/>
      <text:p text:style-name="P4"><text:span text:style-name="T1">&lt;</text:span><text:span text:style-name="T2">script</text:span><text:span text:style-name="T1">&gt;</text:span></text:p>
      <text:p text:style-name="P4"><text:span text:style-name="T5">export</text:span> <text:span text:style-name="T5">default</text:span> {</text:p>
      <text:p text:style-name="P4"><text:span text:style-name="T3">name:</text:span> <text:span text:style-name="T4">'practice'</text:span>,</text:p>
      <text:p text:style-name="P4"><text:span text:style-name="T3">props:</text:span> {</text:p>
      <text:p text:style-name="P4"><text:span text:style-name="T3">msg:</text:span> <text:span text:style-name="T8">String</text:span></text:p>
      <text:p text:style-name="P4">}</text:p>
      <text:p text:style-name="P4">}</text:p>
      <text:p text:style-name="P4"><text:span text:style-name="T1">&lt;/</text:span><text:span text:style-name="T2">script</text:span><text:span text:style-name="T1">&gt;</text:span></text:p>
      <text:p text:style-name="P7"/>
      <text:p text:style-name="P6">&lt;!-- Add "scoped" attribute to limit CSS to this component only --&gt;</text:p>
      <text:p text:style-name="P4"><text:span text:style-name="T1">&lt;</text:span><text:span text:style-name="T2">style</text:span> <text:span text:style-name="T3">scoped</text:span><text:span text:style-name="T1">&gt;</text:span></text:p>
      <text:p text:style-name="P7"/>
      <text:p text:style-name="P4"><text:span text:style-name="T6">h3</text:span> {</text:p>
      <text:p text:style-name="P4"><text:span text:style-name="T3">margin</text:span>: <text:span text:style-name="T7">40px</text:span> <text:span text:style-name="T7">0</text:span> <text:span text:style-name="T7">0</text:span>;</text:p>
      <text:p text:style-name="P4">}</text:p>
      <text:p text:style-name="P4"><text:span text:style-name="T6">ul</text:span> {</text:p>
      <text:p text:style-name="P4"><text:span text:style-name="T3">list-style-type</text:span>: <text:span text:style-name="T4">none</text:span>;</text:p>
      <text:p text:style-name="P4"><text:span text:style-name="T3">padding</text:span>: <text:span text:style-name="T7">0</text:span>;</text:p>
      <text:p text:style-name="P4">}</text:p>
      <text:p text:style-name="P4"><text:span text:style-name="T6">li</text:span> {</text:p>
      <text:p text:style-name="P4"><text:span text:style-name="T3">display</text:span>: <text:span text:style-name="T4">inline-block</text:span>;</text:p>
      <text:p text:style-name="P4"><text:span text:style-name="T3">margin</text:span>: <text:span text:style-name="T7">0</text:span> <text:span text:style-name="T7">10px</text:span>;</text:p>
      <text:p text:style-name="P4">}</text:p>
      <text:p text:style-name="P4"><text:span text:style-name="T6">a</text:span> {</text:p>
      <text:p text:style-name="P4"><text:span text:style-name="T3">color</text:span>: <text:span text:style-name="T4">#42b983</text:span>;</text:p>
      <text:p text:style-name="P4">}</text:p>
      <text:p text:style-name="P4"><text:span text:style-name="T1">&lt;/</text:span><text:span text:style-name="T2">style</text:span><text:span text:style-name="T1">&gt;</text:span></text:p>
      <text:p text:style-name="P4"/>
      <text:p text:style-name="Text_20_body">To install the new package, use one of the following commands. You need administrator privileges to execute these unless npm was installed on your system through a Node.js version manager (e.g. n or nvm).</text:p>
      <text:p text:style-name="Preformatted_20_Text"><text:span text:style-name="Source_20_Text">npm install -g @vue/cli</text:span></text:p>
      <text:p text:style-name="Preformatted_20_Text"><text:span text:style-name="Source_20_Text"># OR</text:span></text:p>
      <text:p text:style-name="P1"><text:span text:style-name="Source_20_Text">yarn global add @vue/cli</text:span></text:p>
      <text:p text:style-name="Text_20_body"><text:soft-page-break/>After installation, you will have access to the <text:span text:style-name="Source_20_Text">vue</text:span> binary in your command line. You can verify that it is properly installed by simply running <text:span text:style-name="Source_20_Text">vue</text:span>, which should present you with a help message listing all available commands.</text:p>
      <text:p text:style-name="Text_20_body">You can check you have the right version with this command:</text:p>
      <text:p text:style-name="P1"><text:span text:style-name="Source_20_Text">vue --version</text:span></text:p>
      <text:h text:style-name="Heading_20_3" text:outline-level="3"><text:bookmark text:name="upgrading"/><text:a xlink:type="simple" xlink:href="https://cli.vuejs.org/guide/installation.html#upgrading" text:style-name="Internet_20_link" text:visited-style-name="Visited_20_Internet_20_Link">#</text:a> Upgrading</text:h>
      <text:p text:style-name="Text_20_body">To upgrade the global Vue CLI package, you need to run:</text:p>
      <text:p text:style-name="Preformatted_20_Text"><text:span text:style-name="Source_20_Text">npm update -g @vue/cli</text:span></text:p>
      <text:p text:style-name="Preformatted_20_Text"/>
      <text:p text:style-name="Preformatted_20_Text"><text:span text:style-name="Source_20_Text"># OR</text:span></text:p>
      <text:p text:style-name="P1"><text:span text:style-name="Source_20_Text">yarn global upgrade --latest @vue/cli</text:span></text:p>
      <text:h text:style-name="Heading_20_4" text:outline-level="4"><text:bookmark text:name="project-dependencies"/><text:a xlink:type="simple" xlink:href="https://cli.vuejs.org/guide/installation.html#project-dependencies" text:style-name="Internet_20_link" text:visited-style-name="Visited_20_Internet_20_Link">#</text:a> Project Dependencies</text:h>
      <text:p text:style-name="Text_20_body">Upgrade commands shown above apply to the global Vue CLI installation. To upgrade one or more <text:span text:style-name="Source_20_Text">@vue/cli</text:span> related packages (including packages starting with <text:span text:style-name="Source_20_Text">@vue/cli-plugin-</text:span> or <text:span text:style-name="Source_20_Text">vue-cli-plugin-</text:span>) inside your project, run <text:span text:style-name="Source_20_Text">vue upgrade</text:span> inside the project directory:</text:p>
      <text:p text:style-name="Preformatted_20_Text"><text:span text:style-name="Source_20_Text">Usage: upgrade [options] [plugin-name]</text:span></text:p>
      <text:p text:style-name="Preformatted_20_Text"/>
      <text:p text:style-name="Preformatted_20_Text"><text:span text:style-name="Source_20_Text">(experimental) upgrade vue cli service / plugins</text:span></text:p>
      <text:p text:style-name="Preformatted_20_Text"/>
      <text:p text:style-name="Preformatted_20_Text"><text:span text:style-name="Source_20_Text">Options:</text:span></text:p>
      <text:p text:style-name="Preformatted_20_Text"><text:span text:style-name="Source_20_Text"><text:s text:c="2"/>-t, --to &lt;version&gt; <text:s text:c="3"/>Upgrade &lt;plugin-name&gt; to a version that is not latest</text:span></text:p>
      <text:p text:style-name="Preformatted_20_Text"><text:span text:style-name="Source_20_Text"><text:s text:c="2"/>-f, --from &lt;version&gt; <text:s/>Skip probing installed plugin, assuming it is upgraded from the designated version</text:span></text:p>
      <text:p text:style-name="Preformatted_20_Text"><text:span text:style-name="Source_20_Text"><text:s text:c="2"/>-r, --registry &lt;url&gt; <text:s/>Use specified npm registry when installing dependencies</text:span></text:p>
      <text:p text:style-name="Preformatted_20_Text"><text:span text:style-name="Source_20_Text"><text:s text:c="2"/>--all <text:s text:c="16"/>Upgrade all plugins</text:span></text:p>
      <text:p text:style-name="Preformatted_20_Text"><text:span text:style-name="Source_20_Text"><text:s text:c="2"/>--next <text:s text:c="15"/>Also check for alpha / beta / rc versions when upgrading</text:span></text:p>
      <text:p text:style-name="P1"><text:span text:style-name="Source_20_Text"><text:s text:c="2"/>-h, --help <text:s text:c="11"/>output usage information</text:span></text:p>
      <text:p text:style-name="P10"><text:a xlink:type="simple" xlink:href="https://github.com/vuejs/vue-cli/edit/master/docs/guide/installation.md" office:target-frame-name="_blank" xlink:show="new" text:style-name="Internet_20_link" text:visited-style-name="Visited_20_Internet_20_Link">Edit this page on GitHub</text:a> </text:p>
      <text:p text:style-name="Text_20_body">Last Updated: 9/23/2020, 5:41:27 AM</text:p>
      <text:p text:style-name="Text_20_body">← <text:a xlink:type="simple" xlink:href="https://cli.vuejs.org/guide/" text:style-name="Internet_20_link" text:visited-style-name="Visited_20_Internet_20_Link">Overview </text:a><text:a xlink:type="simple" xlink:href="https://cli.vuejs.org/guide/prototyping.html" text:style-name="Internet_20_link" text:visited-style-name="Visited_20_Internet_20_Link">Instant Prototyping </text:a>→ </text:p>
      <text:p text:style-name="P1"><text:span text:style-name="Source_20_Text">vue create hello-world</text:span></text:p>
      <text:p text:style-name="P8">git init</text:p>
      <text:p text:style-name="P8">git remote add origin “gitlink”</text:p>
      <text:p text:style-name="P8">git remote -v</text:p>
      <text:p text:style-name="P8">git add .</text:p>
      <text:p text:style-name="P8"><text:span text:style-name="T10">g</text:span>it commit -m “commit”</text:p>
      <text:p text:style-name="P9">git push origin master</text:p>
      <text:p text:style-name="P9">git help</text:p>
      <text:p text:style-name="P9"/>
      <text:p text:style-name="P12">D<text:span text:style-name="T9">e</text:span>vbatch123@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49:34.882336465</meta:creation-date>
    <dc:date>2021-06-14T16:29:39.959757106</dc:date>
    <meta:editing-duration>PT9H10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112" meta:word-count="442" meta:character-count="2945" meta:non-whitespace-character-count="2560"/>
  </office:meta>
</office:document-meta>
</file>